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MLModElementImpl.getCi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ModElementImpl.HTMLModElementImpl( HTMLDocumentImpl owner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ModElementImpl.setDateTime( String date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ModElementImpl.setCite( String ci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ModElementImpl.getDate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